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2b3" officeooo:paragraph-rsid="001232b3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232b3" officeooo:paragraph-rsid="001232b3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1232b3" officeooo:paragraph-rsid="0012761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32b3" officeooo:paragraph-rsid="001232b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none" officeooo:rsid="0012761f" officeooo:paragraph-rsid="0012761f" style:font-size-asian="10.5pt" style:font-size-complex="12pt"/>
    </style:style>
    <style:style style:name="P6" style:family="paragraph" style:parent-style-name="Standard" style:list-style-name="L1">
      <style:text-properties fo:font-size="12pt" style:text-underline-style="none" officeooo:rsid="00155a2c" officeooo:paragraph-rsid="00155a2c" style:font-size-asian="10.5pt" style:font-size-complex="12pt"/>
    </style:style>
    <style:style style:name="P7" style:family="paragraph" style:parent-style-name="Standard" style:list-style-name="L5">
      <style:text-properties fo:font-size="12pt" style:text-underline-style="none" officeooo:rsid="00155a2c" officeooo:paragraph-rsid="00155a2c" style:font-size-asian="10.5pt" style:font-size-complex="12pt"/>
    </style:style>
    <style:style style:name="P8" style:family="paragraph" style:parent-style-name="Standard" style:list-style-name="L2">
      <style:text-properties fo:font-size="12pt" style:text-underline-style="none" officeooo:rsid="001fc75c" officeooo:paragraph-rsid="001fc75c" style:font-size-asian="10.5pt" style:font-size-complex="12pt"/>
    </style:style>
    <style:style style:name="P9" style:family="paragraph" style:parent-style-name="Standard" style:list-style-name="L2">
      <style:text-properties fo:font-size="12pt" style:text-underline-style="none" officeooo:rsid="00205e92" officeooo:paragraph-rsid="00205e92" style:font-size-asian="10.5pt" style:font-size-complex="12pt"/>
    </style:style>
    <style:style style:name="P10" style:family="paragraph" style:parent-style-name="Standard" style:list-style-name="L2">
      <style:text-properties fo:font-size="12pt" style:text-underline-style="none" officeooo:rsid="00206508" officeooo:paragraph-rsid="00206508" style:font-size-asian="10.5pt" style:font-size-complex="12pt"/>
    </style:style>
    <style:style style:name="P11" style:family="paragraph" style:parent-style-name="Standard" style:list-style-name="L3">
      <style:text-properties fo:font-size="12pt" style:text-underline-style="none" officeooo:rsid="0021924e" officeooo:paragraph-rsid="0021924e" style:font-size-asian="10.5pt" style:font-size-complex="12pt"/>
    </style:style>
    <style:style style:name="P12" style:family="paragraph" style:parent-style-name="Standard" style:list-style-name="L1">
      <style:text-properties fo:font-size="12pt" style:text-underline-style="none" officeooo:rsid="0021924e" officeooo:paragraph-rsid="0021924e" style:font-size-asian="10.5pt" style:font-size-complex="12pt"/>
    </style:style>
    <style:style style:name="P13" style:family="paragraph" style:parent-style-name="Standard" style:list-style-name="L4">
      <style:text-properties fo:font-size="12pt" style:text-underline-style="none" officeooo:rsid="0021924e" officeooo:paragraph-rsid="0021924e" style:font-size-asian="10.5pt" style:font-size-complex="12pt"/>
    </style:style>
    <style:style style:name="P14" style:family="paragraph" style:parent-style-name="Standard" style:list-style-name="L5">
      <style:text-properties fo:font-size="12pt" style:text-underline-style="none" officeooo:rsid="0012761f" officeooo:paragraph-rsid="0012761f" style:font-size-asian="10.5pt" style:font-size-complex="12pt"/>
    </style:style>
    <style:style style:name="P15" style:family="paragraph" style:parent-style-name="Standard" style:list-style-name="L5">
      <style:text-properties fo:font-size="12pt" style:text-underline-style="none" officeooo:rsid="00136371" officeooo:paragraph-rsid="00136371" style:font-size-asian="10.5pt" style:font-size-complex="12pt"/>
    </style:style>
    <style:style style:name="P16" style:family="paragraph" style:parent-style-name="Standard" style:list-style-name="L1">
      <style:text-properties fo:font-size="12pt" style:text-underline-style="none" officeooo:rsid="00244dd7" officeooo:paragraph-rsid="00244dd7" style:font-size-asian="10.5pt" style:font-size-complex="12pt"/>
    </style:style>
    <style:style style:name="P17" style:family="paragraph" style:parent-style-name="Standard" style:list-style-name="L7">
      <style:text-properties fo:font-size="12pt" style:text-underline-style="none" officeooo:rsid="00244dd7" officeooo:paragraph-rsid="00244dd7" style:font-size-asian="10.5pt" style:font-size-complex="12pt"/>
    </style:style>
    <style:style style:name="P18" style:family="paragraph" style:parent-style-name="Standard" style:list-style-name="L3">
      <style:text-properties fo:font-size="12pt" style:text-underline-style="none" officeooo:rsid="00245bb6" officeooo:paragraph-rsid="00245bb6" style:font-size-asian="10.5pt" style:font-size-complex="12pt"/>
    </style:style>
    <style:style style:name="P19" style:family="paragraph" style:parent-style-name="Standard" style:list-style-name="L5">
      <style:text-properties fo:font-size="12pt" style:text-underline-style="none" officeooo:rsid="0025bbc1" officeooo:paragraph-rsid="0025bbc1" style:font-size-asian="10.5pt" style:font-size-complex="12pt"/>
    </style:style>
    <style:style style:name="P20" style:family="paragraph" style:parent-style-name="Standard" style:list-style-name="L6">
      <style:text-properties fo:font-size="12pt" style:text-underline-style="none" fo:font-weight="normal" officeooo:rsid="0012761f" officeooo:paragraph-rsid="0012761f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size="12pt" style:text-underline-style="none" officeooo:rsid="00206508" officeooo:paragraph-rsid="00206508" fo:background-color="#33ff99" style:font-size-asian="10.5pt" style:font-size-complex="12pt"/>
    </style:style>
    <style:style style:name="P22" style:family="paragraph" style:parent-style-name="Standard" style:list-style-name="L4">
      <style:text-properties fo:font-size="12pt" style:text-underline-style="none" officeooo:rsid="0021924e" officeooo:paragraph-rsid="0021924e" fo:background-color="#33ff99" style:font-size-asian="10.5pt" style:font-size-complex="12pt"/>
    </style:style>
    <style:style style:name="P23" style:family="paragraph" style:parent-style-name="Standard" style:list-style-name="L4">
      <style:text-properties fo:font-size="12pt" style:text-underline-style="none" officeooo:rsid="0021924e" officeooo:paragraph-rsid="0021924e" fo:background-color="#ffff00" style:font-size-asian="10.5pt" style:font-size-complex="12pt"/>
    </style:style>
    <style:style style:name="P24" style:family="paragraph" style:parent-style-name="Standard" style:list-style-name="L4">
      <style:text-properties fo:font-size="12pt" style:text-underline-style="none" officeooo:rsid="002300aa" officeooo:paragraph-rsid="002300aa" fo:background-color="#ff3333" style:font-size-asian="10.5pt" style:font-size-complex="12pt"/>
    </style:style>
    <style:style style:name="P25" style:family="paragraph" style:parent-style-name="Standard" style:list-style-name="L7">
      <style:text-properties fo:font-size="12pt" style:text-underline-style="none" officeooo:rsid="00244dd7" officeooo:paragraph-rsid="00244dd7" fo:background-color="#ff3333" style:font-size-asian="10.5pt" style:font-size-complex="12pt"/>
    </style:style>
    <style:style style:name="P26" style:family="paragraph" style:parent-style-name="Standard" style:list-style-name="L2">
      <style:text-properties fo:font-size="12pt" style:text-underline-style="none" officeooo:rsid="00244dd7" officeooo:paragraph-rsid="00244dd7" fo:background-color="#0000ff" style:font-size-asian="10.5pt" style:font-size-complex="12pt"/>
    </style:style>
    <style:style style:name="P27" style:family="paragraph" style:parent-style-name="Standard" style:list-style-name="L7">
      <style:text-properties fo:font-size="12pt" style:text-underline-style="none" officeooo:rsid="00244dd7" officeooo:paragraph-rsid="00244dd7" fo:background-color="#0000ff" style:font-size-asian="10.5pt" style:font-size-complex="12pt"/>
    </style:style>
    <style:style style:name="P28" style:family="paragraph" style:parent-style-name="Standard">
      <style:text-properties fo:font-size="16pt" style:text-underline-style="solid" style:text-underline-width="auto" style:text-underline-color="font-color" officeooo:rsid="001232b3" officeooo:paragraph-rsid="001232b3" style:font-size-asian="16pt" style:font-size-complex="16pt"/>
    </style:style>
    <style:style style:name="T1" style:family="text">
      <style:text-properties officeooo:rsid="00155a2c"/>
    </style:style>
    <style:style style:name="T2" style:family="text">
      <style:text-properties officeooo:rsid="00205e92"/>
    </style:style>
    <style:style style:name="T3" style:family="text">
      <style:text-properties officeooo:rsid="0023c51b"/>
    </style:style>
    <style:style style:name="T4" style:family="text">
      <style:text-properties officeooo:rsid="00244dd7"/>
    </style:style>
    <style:style style:name="T5" style:family="text">
      <style:text-properties officeooo:rsid="00244dd7" fo:background-color="#ffffff"/>
    </style:style>
    <style:style style:name="T6" style:family="text">
      <style:text-properties officeooo:rsid="00244dd7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4dd7" fo:background-color="#ff3333" loext:char-shading-value="0"/>
    </style:style>
    <style:style style:name="T9" style:family="text">
      <style:text-properties officeooo:rsid="00244dd7" fo:background-color="#ff3333" loext:char-shading-value="0"/>
    </style:style>
    <style:style style:name="T10" style:family="text">
      <style:text-properties officeooo:rsid="0025bbc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ort Challenger</text:p>
      <text:p text:style-name="P1"/>
      <text:p text:style-name="P2">Modele (obiekty)</text:p>
      <text:list xml:id="list2471402439944655243" text:style-name="L1">
        <text:list-item>
          <text:p text:style-name="P6">obiekt sportowy:</text:p>
        </text:list-item>
      </text:list>
      <text:list xml:id="list5343015639499004410" text:style-name="L2">
        <text:list-item>
          <text:p text:style-name="P8">nazwa,</text:p>
        </text:list-item>
        <text:list-item>
          <text:p text:style-name="P8">zdjęcia, </text:p>
        </text:list-item>
        <text:list-item>
          <text:p text:style-name="P9">rodzaj (z listy)</text:p>
        </text:list-item>
        <text:list-item>
          <text:p text:style-name="P10">miasto,</text:p>
        </text:list-item>
        <text:list-item>
          <text:p text:style-name="P10">ulica</text:p>
        </text:list-item>
        <text:list-item>
          <text:p text:style-name="P8">sporty (z listy),</text:p>
        </text:list-item>
        <text:list-item>
          <text:p text:style-name="P8"><text:span text:style-name="T2">wyposażenie</text:span> (z listy),</text:p>
        </text:list-item>
        <text:list-item>
          <text:p text:style-name="P10">cena,</text:p>
        </text:list-item>
        <text:list-item>
          <text:p text:style-name="P21"><text:span text:style-name="T3">rezerwacja</text:span> (relacja),</text:p>
        </text:list-item>
        <text:list-item>
          <text:p text:style-name="P26">kalendarz(relacja)</text:p>
        </text:list-item>
      </text:list>
      <text:list xml:id="list171620826684719" text:continue-list="list2471402439944655243" text:style-name="L1">
        <text:list-item>
          <text:p text:style-name="P6">użytkownik (stworzony przez relację one to one)</text:p>
        </text:list-item>
      </text:list>
      <text:list xml:id="list6839209706395617144" text:style-name="L3">
        <text:list-item>
          <text:p text:style-name="P11">username,</text:p>
        </text:list-item>
        <text:list-item>
          <text:p text:style-name="P11">name,</text:p>
        </text:list-item>
        <text:list-item>
          <text:p text:style-name="P11">surname,</text:p>
        </text:list-item>
        <text:list-item>
          <text:p text:style-name="P11">password,</text:p>
        </text:list-item>
        <text:list-item>
          <text:p text:style-name="P11">mail,</text:p>
        </text:list-item>
        <text:list-item>
          <text:p text:style-name="P11">zdjęcie,</text:p>
        </text:list-item>
        <text:list-item>
          <text:p text:style-name="P11">data utworzenia,</text:p>
        </text:list-item>
        <text:list-item>
          <text:p text:style-name="P18">uprawnienia (zdefiniowane w grupach)</text:p>
        </text:list-item>
        <text:list-item>
          <text:p text:style-name="P11"><text:span text:style-name="T7">rezerwacje </text:span><text:span text:style-name="T6">(relacja jeden do wielu)</text:span></text:p>
        </text:list-item>
      </text:list>
      <text:list xml:id="list171620080269680" text:continue-list="list171620826684719" text:style-name="L1">
        <text:list-item>
          <text:p text:style-name="P12">rezerwacja (UWAGA, to z relacją)</text:p>
        </text:list-item>
      </text:list>
      <text:list xml:id="list5868159788473564376" text:style-name="L4">
        <text:list-item>
          <text:p text:style-name="P22">obiekt <text:span text:style-name="T3">(relacja jeden do wielu)</text:span></text:p>
        </text:list-item>
        <text:list-item>
          <text:p text:style-name="P13">data,</text:p>
        </text:list-item>
        <text:list-item>
          <text:p text:style-name="P23">username <text:span text:style-name="T4">(relacja)</text:span></text:p>
        </text:list-item>
        <text:list-item>
          <text:p text:style-name="P24">kalendarz <text:span text:style-name="T4">(relacja jeden do wielu)</text:span></text:p>
        </text:list-item>
      </text:list>
      <text:list xml:id="list171621336754631" text:continue-list="list171620080269680" text:style-name="L1">
        <text:list-item>
          <text:p text:style-name="P16">kalendarz</text:p>
        </text:list-item>
      </text:list>
      <text:list xml:id="list9082180302691592667" text:style-name="L7">
        <text:list-item>
          <text:p text:style-name="P17">rok, miesiąc, dzień</text:p>
        </text:list-item>
        <text:list-item>
          <text:p text:style-name="P17">godzina,</text:p>
        </text:list-item>
        <text:list-item>
          <text:p text:style-name="P25">rezerwacja (relacja)</text:p>
        </text:list-item>
        <text:list-item>
          <text:p text:style-name="P27">obiekt (relacja jeden do wielu z obiektem)</text:p>
        </text:list-item>
      </text:list>
      <text:p text:style-name="P1"/>
      <text:p text:style-name="P1"/>
      <text:p text:style-name="P2">Widoki</text:p>
      <text:list xml:id="list5094852589686897208" text:style-name="L5">
        <text:list-item>
          <text:p text:style-name="P14">zakładanie konta</text:p>
        </text:list-item>
        <text:list-item>
          <text:p text:style-name="P14">logowanie</text:p>
        </text:list-item>
        <text:list-item>
          <text:p text:style-name="P14">lista obiektów</text:p>
        </text:list-item>
        <text:list-item>
          <text:p text:style-name="P14">szczegóły obiektu</text:p>
        </text:list-item>
        <text:list-item>
          <text:p text:style-name="P15">rezerwacja (kalendarz oraz dostępne terminy, <text:span text:style-name="T1">czas rezerwacji, cena)</text:span></text:p>
        </text:list-item>
        <text:list-item>
          <text:p text:style-name="P7">szczegóły rezerwacji I powiadomienie mailowe</text:p>
        </text:list-item>
        <text:list-item>
          <text:p text:style-name="P19">ekran podsumowania transakcji</text:p>
        </text:list-item>
        <text:list-item>
          <text:p text:style-name="P19">wyszukiwarka</text:p>
        </text:list-item>
        <text:list-item>
          <text:p text:style-name="P19">dodawanie nowych obiektów</text:p>
        </text:list-item>
        <text:list-item>
          <text:p text:style-name="P7">zapraszanie innych użytkowników</text:p>
        </text:list-item>
        <text:list-item>
          <text:p text:style-name="P7">profil użytkownik<text:span text:style-name="T10">a</text:span></text:p>
        </text:list-item>
      </text:list>
      <text:p text:style-name="P5"><text:soft-page-break/></text:p>
      <text:p text:style-name="P3">Uprawnienia użytkowników</text:p>
      <text:list xml:id="list4983537799943778752" text:style-name="L6">
        <text:list-item>
          <text:p text:style-name="P20">admin </text:p>
        </text:list-item>
        <text:list-item>
          <text:p text:style-name="P20">klient</text:p>
        </text:list-item>
        <text:list-item>
          <text:p text:style-name="P20">właściciel obiekt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3:14:25.729032043</meta:creation-date>
    <meta:generator>LibreOffice/5.1.4.2$Linux_X86_64 LibreOffice_project/10m0$Build-2</meta:generator>
    <dc:date>2017-01-15T17:16:19.281003600</dc:date>
    <meta:editing-duration>PT2H26M21S</meta:editing-duration>
    <meta:editing-cycles>7</meta:editing-cycles>
    <meta:document-statistic meta:table-count="0" meta:image-count="0" meta:object-count="0" meta:page-count="2" meta:paragraph-count="49" meta:word-count="163" meta:character-count="961" meta:non-whitespace-character-count="890"/>
  </office:meta>
</office:document-meta>
</file>